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3f376" officeooo:paragraph-rsid="0013f376"/>
    </style:style>
    <style:style style:name="P2" style:family="paragraph" style:parent-style-name="Standard">
      <style:text-properties officeooo:rsid="00166101" officeooo:paragraph-rsid="00166101"/>
    </style:style>
    <style:style style:name="P3" style:family="paragraph" style:parent-style-name="Standard">
      <style:text-properties officeooo:rsid="0016c92d" officeooo:paragraph-rsid="0016c92d"/>
    </style:style>
    <style:style style:name="P4" style:family="paragraph" style:parent-style-name="Standard">
      <style:text-properties officeooo:paragraph-rsid="0016c92d"/>
    </style:style>
    <style:style style:name="P5" style:family="paragraph" style:parent-style-name="Standard">
      <style:text-properties officeooo:rsid="0018b7af" officeooo:paragraph-rsid="0018b7af"/>
    </style:style>
    <style:style style:name="P6" style:family="paragraph" style:parent-style-name="Standard">
      <style:text-properties officeooo:rsid="0016c92d" officeooo:paragraph-rsid="0016c92d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officeooo:rsid="001a3b73" officeooo:paragraph-rsid="001a3b73"/>
    </style:style>
    <style:style style:name="P9" style:family="paragraph" style:parent-style-name="Standard">
      <style:text-properties officeooo:paragraph-rsid="001a3b73"/>
    </style:style>
    <style:style style:name="T1" style:family="text">
      <style:text-properties officeooo:rsid="00055360"/>
    </style:style>
    <style:style style:name="T2" style:family="text">
      <style:text-properties officeooo:rsid="000b931b"/>
    </style:style>
    <style:style style:name="T3" style:family="text">
      <style:text-properties officeooo:rsid="000d329f"/>
    </style:style>
    <style:style style:name="T4" style:family="text">
      <style:text-properties officeooo:rsid="000f4d5b"/>
    </style:style>
    <style:style style:name="T5" style:family="text">
      <style:text-properties officeooo:rsid="00100342"/>
    </style:style>
    <style:style style:name="T6" style:family="text">
      <style:text-properties officeooo:rsid="0011bd19"/>
    </style:style>
    <style:style style:name="T7" style:family="text">
      <style:text-properties officeooo:rsid="0012e558"/>
    </style:style>
    <style:style style:name="T8" style:family="text">
      <style:text-properties fo:font-weight="bold" officeooo:rsid="0012e558" style:font-weight-asian="bold" style:font-weight-complex="bold"/>
    </style:style>
    <style:style style:name="T9" style:family="text">
      <style:text-properties officeooo:rsid="0013dc2a"/>
    </style:style>
    <style:style style:name="T10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1155cc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officeooo:rsid="0013f376"/>
    </style:style>
    <style:style style:name="T13" style:family="text">
      <style:text-properties officeooo:rsid="001551db"/>
    </style:style>
    <style:style style:name="T14" style:family="text">
      <style:text-properties officeooo:rsid="0016c92d"/>
    </style:style>
    <style:style style:name="T15" style:family="text">
      <style:text-properties style:text-line-through-style="none" style:text-line-through-type="none" style:text-underline-style="none" style:text-blinking="false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ulti-Host Hyperledger-Fabric Network</text:p>
      <text:p text:style-name="Standard"/>
      <text:p text:style-name="Standard">This is a step by step guide to building a multinode Blockchain Network using Hyperledger Fabric framework.</text:p>
      <text:p text:style-name="P1">The network consistes of 3 Organizations with 3 peers each. Each node is running min 2 nodes-couchDB and peer node. Each node is running as a manager node on the docker swarm cluster.</text:p>
      <text:p text:style-name="P1">This bussiness network is running a <text:span text:style-name="T13">sample chaincode where you can initialize two parties and assign value to them, query, delete and transfer. </text:span></text:p>
      <text:p text:style-name="P1">The cli terminal container, used to access the blockchain channel, can be accessed from any machine on the cluster. </text:p>
      <text:p text:style-name="Standard"/>
      <text:p text:style-name="Standard"><text:span text:style-name="T10">Make sure you have all the </text:span><text:a xlink:type="simple" xlink:href="https://hyperledger-fabric.readthedocs.io/en/release-1.1/getting_started.html#install-prerequisites" office:target-frame-name="_blank" xlink:show="new" text:style-name="Internet_20_link" text:visited-style-name="Visited_20_Internet_20_Link"><text:span text:style-name="T11">prerequisites</text:span></text:a><text:span text:style-name="T10"> already installed.</text:span></text:p>
      <text:p text:style-name="Standard"/>
      <text:p text:style-name="Standard">Clone this repository on all nodes:</text:p>
      <text:p text:style-name="Standard"/>
      <text:p text:style-name="Standard">Initialize a docker swarm:</text:p>
      <text:p text:style-name="Standard">docker swarm init</text:p>
      <text:p text:style-name="Standard"/>
      <text:p text:style-name="Standard">Manager token for this swarm:</text:p>
      <text:p text:style-name="Standard">docker swarm join-token manager</text:p>
      <text:p text:style-name="Standard"/>
      <text:p text:style-name="Standard">Run this command to all the nodes connecting to the network.</text:p>
      <text:p text:style-name="Standard"><text:line-break/>Create a new network on the main machine:</text:p>
      <text:p text:style-name="Standard">docker network create --attachable -d overlay sm-net</text:p>
      <text:p text:style-name="Standard"/>
      <text:p text:style-name="Standard">This network should be reflected on all nodes on the swarm:</text:p>
      <text:p text:style-name="Standard">docker network ls</text:p>
      <text:p text:style-name="Standard"/>
      <text:p text:style-name="Standard">cd <text:span text:style-name="T9">&lt;path to download location&gt;Hyperledger-Fabric-on-MultiNode</text:span></text:p>
      <text:p text:style-name="Standard"/>
      <text:p text:style-name="Standard">Execute the <text:span text:style-name="T9">config-create.sh</text:span> script <text:span text:style-name="T9">to create the necessary config files</text:span>:</text:p>
      <text:p text:style-name="Standard">./<text:span text:style-name="T9">config-create.sh</text:span></text:p>
      <text:p text:style-name="Standard"/>
      <text:p text:style-name="Standard">Give ReadWriteExecute permissions to all files:</text:p>
      <text:p text:style-name="Standard">chmod -R 777 *</text:p>
      <text:p text:style-name="Standard"/>
      <text:p text:style-name="Standard">Copy the <text:span text:style-name="T9">new </text:span>channel-artifacts and crypto-config folder in all the connected nodes.</text:p>
      <text:p text:style-name="Standard"/>
      <text:p text:style-name="Standard"><text:span text:style-name="T1">Now r</text:span>un the following <text:span text:style-name="T12">docker </text:span>commands according to the machine and terminal<text:span text:style-name="T12">(signified here with Mx and Ty, respectively)</text:span>:</text:p>
      <text:p text:style-name="Standard"/>
      <text:p text:style-name="Standard"/>
      <text:p text:style-name="Standard">M1T1(Orderer)</text:p>
      <text:p text:style-name="Standard">docker run --rm -it --network="sm-net" --name orderer.sample.com -p 7050:7050 -e ORDERER_GENERAL_LOGLEVEL=debug -e ORDERER_GENERAL_LISTENADDRESS=0.0.0.0 -e ORDERER_GENERAL_LISTENPORT=7050 -e ORDERER_GENERAL_GENESISMETHOD=file -e ORDERER_GENERAL_GENESISFILE=/var/hyperledger/orderer/orderer.genesis.block -e <text:soft-page-break/>ORDERER_GENERAL_LOCALMSPID=OrdererMSP -e ORDERER_GENERAL_LOCALMSPDIR=/var/hyperledger/orderer/msp -e ORDERER_GENERAL_TLS_ENABLED=false -e CORE_VM_DOCKER_HOSTCONFIG_NETWORKMODE=sm-net -v $(pwd)/channel-artifacts/genesis.block:/var/hyperledger/orderer/orderer.genesis.block -v $(pwd)/crypto-config/ordererOrganizations/sample.com/orderers/orderer.sample.com/msp:/var/hyperledger/orderer/msp -w /opt/gopath/src/github.com/hyperledger/fabric hyperledger/fabric-orderer orderer</text:p>
      <text:p text:style-name="Standard"/>
      <text:p text:style-name="Standard"/>
      <text:p text:style-name="Standard">M1T2(CouchDB0) </text:p>
      <text:p text:style-name="Standard">docker run --rm -it --network="sm-net" --name couchdb0 -p 5984:5984 -e COUCHDB_USER= -e COUCHDB_PASSWORD= -e CORE_VM_DOCKER_HOSTCONFIG_NETWORKMODE=sm-net hyperledger/fabric-couchdb</text:p>
      <text:p text:style-name="Standard"/>
      <text:p text:style-name="Standard">M1T3(P0O1)</text:p>
      <text:p text:style-name="Standard">docker run --rm -it --link orderer.sample.com:orderer.sample.com --network="sm-net" --name peer0.org1.sample.com -p 8051:7051 -p 8053:7053 -e CORE_LEDGER_STATE_STATEDATABASE=CouchDB -e CORE_LEDGER_STATE_COUCHDBCONFIG_COUCHDBADDRESS=couchdb0:5984 -e CORE_LEDGER_STATE_COUCHDBCONFIG_USERNAME= -e CORE_LEDGER_STATE_COUCHDBCONFIG_PASSWORD= -e CORE_PEER_ADDRESSAUTODETECT=true -e CORE_VM_ENDPOINT=unix:///host/var/run/docker.sock -e CORE_LOGGING_LEVEL=DEBUG -e CORE_PEER_NETWORKID=peer0.org1.sample.com -e CORE_NEXT=true -e CORE_PEER_ENDORSER_ENABLED=true -e CORE_PEER_ID=peer0.org1.sample.com -e CORE_PEER_PROFILE_ENABLED=true -e CORE_PEER_COMMITTER_LEDGER_ORDERER=orderer.sample.com:7050 -e CORE_PEER_GOSSIP_IGNORESECURITY=true -e CORE_VM_DOCKER_HOSTCONFIG_NETWORKMODE=sm-net -e CORE_PEER_GOSSIP_EXTERNALENDPOINT=peer0.org1.sample.com:7051 -e CORE_PEER_TLS_ENABLED=false -e CORE_PEER_GOSSIP_USELEADERELECTION=false -e CORE_PEER_GOSSIP_ORGLEADER=true -e CORE_PEER_LOCALMSPID=Org1MSP -v /var/run/:/host/var/run/ -v $(pwd)/crypto-config/peerOrganizations/org1.sample.com/peers/peer0.org1.sample.com/msp:/etc/hyperledger/fabric/msp -w /opt/gopath/src/github.com/hyperledger/fabric/peer hyperledger/fabric-peer peer node start</text:p>
      <text:p text:style-name="Standard"/>
      <text:p text:style-name="Standard"/>
      <text:p text:style-name="Standard">M2T1(CouchDB1)</text:p>
      <text:p text:style-name="Standard">docker run --rm -it --network="sm-net" --name couchdb1 -p 6984:5984 -e COUCHDB_USER= -e COUCHDB_PASSWORD= -e CORE_VM_DOCKER_HOSTCONFIG_NETWORKMODE=sm-net hyperledger/fabric-couchdb</text:p>
      <text:p text:style-name="Standard"/>
      <text:p text:style-name="Standard">M2T2(P1O1)</text:p>
      <text:p text:style-name="Standard">docker run --rm -it --network="sm-net" --link orderer.sample.com:orderer.sample.com --link peer0.org1.sample.com:peer0.org1.sample.com --name peer1.org1.sample.com -p 9051:7051 -p 9053:7053 -e CORE_LEDGER_STATE_STATEDATABASE=CouchDB -e CORE_LEDGER_STATE_COUCHDBCONFIG_COUCHDBADDRESS=couchdb1:5984 -e CORE_LEDGER_STATE_COUCHDBCONFIG_USERNAME= -e CORE_LEDGER_STATE_COUCHDBCONFIG_PASSWORD= -e <text:soft-page-break/>CORE_PEER_ADDRESSAUTODETECT=true -e CORE_VM_ENDPOINT=unix:///host/var/run/docker.sock -e CORE_LOGGING_LEVEL=DEBUG -e CORE_PEER_NETWORKID=peer1.org1.sample.com -e CORE_NEXT=true -e CORE_PEER_ENDORSER_ENABLED=true -e CORE_PEER_ID=peer1.org1.sample.com -e CORE_PEER_PROFILE_ENABLED=true -e CORE_PEER_COMMITTER_LEDGER_ORDERER=orderer.sample.com:7050 -e CORE_PEER_GOSSIP_ORGLEADER=true -e CORE_PEER_GOSSIP_EXTERNALENDPOINT=peer1.org1.sample.com:7051 -e CORE_PEER_GOSSIP_IGNORESECURITY=true -e CORE_PEER_LOCALMSPID=Org1MSP -e CORE_VM_DOCKER_HOSTCONFIG_NETWORKMODE=sm-net -e CORE_PEER_GOSSIP_BOOTSTRAP=peer0.org1.sample.com:7051 -e CORE_PEER_GOSSIP_USELEADERELECTION=false -e CORE_PEER_TLS_ENABLED=false -v /var/run/:/host/var/run/ -v $(pwd)/crypto-config/peerOrganizations/org1.sample.com/peers/peer1.org1.sample.com/msp:/etc/hyperledger/fabric/msp -w /opt/gopath/src/github.com/hyperledger/fabric/peer hyperledger/fabric-peer peer node start</text:p>
      <text:p text:style-name="Standard"/>
      <text:p text:style-name="Standard"/>
      <text:p text:style-name="Standard">M3T1(CouchDB2)</text:p>
      <text:p text:style-name="Standard">docker run --rm -it --network="sm-net" --name couchdb2 -p 7984:5984 -e COUCHDB_USER= -e COUCHDB_PASSWORD= -e CORE_VM_DOCKER_HOSTCONFIG_NETWORKMODE=sm-net hyperledger/fabric-couchdb</text:p>
      <text:p text:style-name="Standard"/>
      <text:p text:style-name="Standard">M3T2(P2O2)</text:p>
      <text:p text:style-name="Standard">docker run --rm -it --network="sm-net" --link orderer.sample.com:orderer.sample.com --link peer0.org1.sample.com:peer0.org1.sample.com --name peer2.org1.sample.com -p 10051:7051 -p 10053:7053 -e CORE_LEDGER_STATE_STATEDATABASE=CouchDB -e CORE_LEDGER_STATE_COUCHDBCONFIG_COUCHDBADDRESS=couchdb2:5984 -e CORE_LEDGER_STATE_COUCHDBCONFIG_USERNAME= -e CORE_LEDGER_STATE_COUCHDBCONFIG_PASSWORD= -e CORE_PEER_ADDRESSAUTODETECT=true -e CORE_VM_ENDPOINT=unix:///host/var/run/docker.sock -e CORE_LOGGING_LEVEL=DEBUG -e CORE_PEER_NETWORKID=peer2.org1.sample.com -e CORE_NEXT=true -e CORE_PEER_ENDORSER_ENABLED=true -e CORE_PEER_ID=peer2.org1.sample.com -e CORE_PEER_PROFILE_ENABLED=true -e CORE_PEER_COMMITTER_LEDGER_ORDERER=orderer.sample.com:7050 -e CORE_PEER_GOSSIP_ORGLEADER=true -e CORE_PEER_GOSSIP_EXTERNALENDPOINT=peer2.org1.sample.com:7051 -e CORE_PEER_GOSSIP_IGNORESECURITY=true -e CORE_PEER_LOCALMSPID=Org1MSP -e CORE_VM_DOCKER_HOSTCONFIG_NETWORKMODE=sm-net -e CORE_PEER_GOSSIP_BOOTSTRAP=peer0.org1.sample.com:7051 -e CORE_PEER_GOSSIP_USELEADERELECTION=false -e CORE_PEER_TLS_ENABLED=false -v /var/run/:/host/var/run/ -v $(pwd)/crypto-config/peerOrganizations/org1.sample.com/peers/peer2.org1.sample.com/msp:/etc/hyperledger/fabric/msp -w /opt/gopath/src/github.com/hyperledger/fabric/peer hyperledger/fabric-peer peer node start</text:p>
      <text:p text:style-name="Standard"/>
      <text:p text:style-name="Standard"/>
      <text:p text:style-name="Standard">M4T1(CouchDB3)</text:p>
      <text:p text:style-name="Standard">docker run --rm -it --network="sm-net" --name couchdb3 -p 8984:5984 -e COUCHDB_USER= -e COUCHDB_PASSWORD= -e CORE_VM_DOCKER_HOSTCONFIG_NETWORKMODE=sm-net <text:soft-page-break/>hyperledger/fabric-couchdb</text:p>
      <text:p text:style-name="Standard"/>
      <text:p text:style-name="Standard">M4T2(P0O2)</text:p>
      <text:p text:style-name="Standard">docker run --rm -it --link orderer.sample.com:orderer.sample.com --network="sm-net" --name peer0.org2.sample.com -p 11051:7051 -p 11053:7053 -e CORE_LEDGER_STATE_STATEDATABASE=CouchDB -e CORE_LEDGER_STATE_COUCHDBCONFIG_COUCHDBADDRESS=couchdb3:5984 -e CORE_LEDGER_STATE_COUCHDBCONFIG_USERNAME= -e CORE_LEDGER_STATE_COUCHDBCONFIG_PASSWORD= -e CORE_PEER_ADDRESSAUTODETECT=true -e CORE_VM_ENDPOINT=unix:///host/var/run/docker.sock -e CORE_LOGGING_LEVEL=DEBUG -e CORE_PEER_NETWORKID=peer0.org2.sample.com -e CORE_NEXT=true -e CORE_PEER_ENDORSER_ENABLED=true -e CORE_PEER_ID=peer0.org2.sample.com -e CORE_PEER_PROFILE_ENABLED=true -e CORE_PEER_COMMITTER_LEDGER_ORDERER=orderer.sample.com:7050 -e CORE_PEER_GOSSIP_IGNORESECURITY=true -e CORE_VM_DOCKER_HOSTCONFIG_NETWORKMODE=sm-net -e CORE_PEER_GOSSIP_EXTERNALENDPOINT=peer0.org2.sample.com:7051 -e CORE_PEER_TLS_ENABLED=false -e CORE_PEER_GOSSIP_USELEADERELECTION=false -e CORE_PEER_GOSSIP_ORGLEADER=true -e CORE_PEER_LOCALMSPID=Org2MSP -v /var/run/:/host/var/run/ -v $(pwd)/crypto-config/peerOrganizations/org2.sample.com/peers/peer0.org2.sample.com/msp:/etc/hyperledger/fabric/msp -w /opt/gopath/src/github.com/hyperledger/fabric/peer hyperledger/fabric-peer peer node start</text:p>
      <text:p text:style-name="Standard"/>
      <text:p text:style-name="Standard"/>
      <text:p text:style-name="Standard"/>
      <text:p text:style-name="Standard">M5T1(CouchDB4)</text:p>
      <text:p text:style-name="Standard">docker run --rm -it --network="sm-net" --name couchdb4 -p 9984:5984 -e COUCHDB_USER= -e COUCHDB_PASSWORD= -e CORE_VM_DOCKER_HOSTCONFIG_NETWORKMODE=sm-net hyperledger/fabric-couchdb</text:p>
      <text:p text:style-name="Standard"/>
      <text:p text:style-name="Standard">M5T2(P1O2)</text:p>
      <text:p text:style-name="Standard">docker run --rm -it --network="sm-net" --link orderer.sample.com:orderer.sample.com --link peer0.org2.sample.com:peer0.org2.sample.com --name peer1.org2.sample.com <text:s/>-p 12051:7051 -p 12053:7053 -e CORE_LEDGER_STATE_STATEDATABASE=CouchDB -e CORE_LEDGER_STATE_COUCHDBCONFIG_COUCHDBADDRESS=couchdb4:5984 -e CORE_LEDGER_STATE_COUCHDBCONFIG_USERNAME= -e CORE_LEDGER_STATE_COUCHDBCONFIG_PASSWORD= -e CORE_PEER_ADDRESSAUTODETECT=true -e CORE_VM_ENDPOINT=unix:///host/var/run/docker.sock -e CORE_LOGGING_LEVEL=DEBUG -e CORE_PEER_NETWORKID=peer1.org2.sample.com -e CORE_NEXT=true -e CORE_PEER_ENDORSER_ENABLED=true -e CORE_PEER_ID=peer1.org2.sample.com -e CORE_PEER_PROFILE_ENABLED=true -e CORE_PEER_COMMITTER_LEDGER_ORDERER=orderer.sample.com:7050 -e CORE_PEER_GOSSIP_ORGLEADER=true -e CORE_PEER_GOSSIP_EXTERNALENDPOINT=peer1.org2.sample.com:7051 -e CORE_PEER_GOSSIP_IGNORESECURITY=true -e CORE_PEER_LOCALMSPID=Org2MSP -e CORE_VM_DOCKER_HOSTCONFIG_NETWORKMODE=sm-net -e CORE_PEER_GOSSIP_BOOTSTRAP=peer0.org2.sample.com:7051 -e <text:soft-page-break/>CORE_PEER_GOSSIP_USELEADERELECTION=false -e CORE_PEER_TLS_ENABLED=false -v /var/run/:/host/var/run/ -v $(pwd)/crypto-config/peerOrganizations/org2.sample.com/peers/peer1.org2.sample.com/msp:/etc/hyperledger/fabric/msp -w /opt/gopath/src/github.com/hyperledger/fabric/peer hyperledger/fabric-peer peer node start</text:p>
      <text:p text:style-name="Standard"/>
      <text:p text:style-name="Standard"/>
      <text:p text:style-name="Standard"/>
      <text:p text:style-name="Standard">M6T1(CouchDB5)</text:p>
      <text:p text:style-name="Standard">docker run --rm -it --network="sm-net" --name couchdb5 -p 10984:5984 -e COUCHDB_USER= -e COUCHDB_PASSWORD= -e CORE_VM_DOCKER_HOSTCONFIG_NETWORKMODE=sm-net hyperledger/fabric-couchdb</text:p>
      <text:p text:style-name="Standard"/>
      <text:p text:style-name="Standard">M6T2(P2O2)</text:p>
      <text:p text:style-name="Standard">docker run --rm -it --network="sm-net" --link orderer.sample.com:orderer.sample.com --link peer0.org2.sample.com:peer0.org2.sample.com --name peer2.org2.sample.com -p 13051:7051 -p 13053:7053 -e CORE_LEDGER_STATE_STATEDATABASE=CouchDB -e CORE_LEDGER_STATE_COUCHDBCONFIG_COUCHDBADDRESS=couchdb5:5984 -e CORE_LEDGER_STATE_COUCHDBCONFIG_USERNAME= -e CORE_LEDGER_STATE_COUCHDBCONFIG_PASSWORD= -e CORE_PEER_ADDRESSAUTODETECT=true -e CORE_VM_ENDPOINT=unix:///host/var/run/docker.sock -e CORE_LOGGING_LEVEL=DEBUG -e CORE_PEER_NETWORKID=peer2.org2.sample.com -e CORE_NEXT=true -e CORE_PEER_ENDORSER_ENABLED=true -e CORE_PEER_ID=peer2.org2.sample.com -e CORE_PEER_PROFILE_ENABLED=true -e CORE_PEER_COMMITTER_LEDGER_ORDERER=orderer.sample.com:7050 -e CORE_PEER_GOSSIP_ORGLEADER=true -e CORE_PEER_GOSSIP_EXTERNALENDPOINT=peer2.org2.sample.com:7051 -e CORE_PEER_GOSSIP_IGNORESECURITY=true -e CORE_PEER_LOCALMSPID=Org2MSP -e CORE_VM_DOCKER_HOSTCONFIG_NETWORKMODE=sm-net -e CORE_PEER_GOSSIP_BOOTSTRAP=peer0.org2.sample.com:7051 -e CORE_PEER_GOSSIP_USELEADERELECTION=false -e CORE_PEER_TLS_ENABLED=false -v /var/run/:/host/var/run/ -v $(pwd)/crypto-config/peerOrganizations/org2.sample.com/peers/peer2.org2.sample.com/msp:/etc/hyperledger/fabric/msp -w /opt/gopath/src/github.com/hyperledger/fabric/peer hyperledger/fabric-peer peer node start</text:p>
      <text:p text:style-name="Standard"/>
      <text:p text:style-name="Standard"/>
      <text:p text:style-name="Standard">M7T1(CouchDB6)</text:p>
      <text:p text:style-name="Standard">docker run --rm -it --network="sm-net" --name couchdb6 -p 11984:5984 -e COUCHDB_USER= -e COUCHDB_PASSWORD= -e CORE_VM_DOCKER_HOSTCONFIG_NETWORKMODE=sm-net hyperledger/fabric-couchdb</text:p>
      <text:p text:style-name="Standard"/>
      <text:p text:style-name="Standard">M7T2(P0O3)</text:p>
      <text:p text:style-name="Standard">docker run --rm -it --link orderer.sample.com:orderer.sample.com --network="sm-net" --name peer0.org3.sample.com -p 14051:7051 -p 14053:7053 -e CORE_LEDGER_STATE_STATEDATABASE=CouchDB -e CORE_LEDGER_STATE_COUCHDBCONFIG_COUCHDBADDRESS=couchdb6:5984 -e CORE_LEDGER_STATE_COUCHDBCONFIG_USERNAME= -e CORE_LEDGER_STATE_COUCHDBCONFIG_PASSWORD= -e CORE_PEER_ADDRESSAUTODETECT=true -e <text:soft-page-break/>CORE_VM_ENDPOINT=unix:///host/var/run/docker.sock -e CORE_LOGGING_LEVEL=DEBUG -e CORE_PEER_NETWORKID=peer0.org3.sample.com -e CORE_NEXT=true -e CORE_PEER_ENDORSER_ENABLED=true -e CORE_PEER_ID=peer0.org3.sample.com -e CORE_PEER_PROFILE_ENABLED=true -e CORE_PEER_COMMITTER_LEDGER_ORDERER=orderer.sample.com:7050 -e CORE_PEER_GOSSIP_IGNORESECURITY=true -e CORE_VM_DOCKER_HOSTCONFIG_NETWORKMODE=sm-net -e CORE_PEER_GOSSIP_EXTERNALENDPOINT=peer0.org3.sample.com:7051 -e CORE_PEER_TLS_ENABLED=false -e CORE_PEER_GOSSIP_USELEADERELECTION=false -e CORE_PEER_GOSSIP_ORGLEADER=true -e CORE_PEER_LOCALMSPID=Org3MSP -v /var/run/:/host/var/run/ -v $(pwd)/crypto-config/peerOrganizations/org3.sample.com/peers/peer0.org3.sample.com/msp:/etc/hyperledger/fabric/msp -w /opt/gopath/src/github.com/hyperledger/fabric/peer hyperledger/fabric-peer peer node start</text:p>
      <text:p text:style-name="Standard"/>
      <text:p text:style-name="Standard"/>
      <text:p text:style-name="Standard"/>
      <text:p text:style-name="Standard"/>
      <text:p text:style-name="Standard">M8T1(CouchDB7)</text:p>
      <text:p text:style-name="Standard">docker run --rm -it --network="sm-net" --name couchdb7 -p 12984:5984 -e COUCHDB_USER= -e COUCHDB_PASSWORD= -e CORE_VM_DOCKER_HOSTCONFIG_NETWORKMODE=sm-net hyperledger/fabric-couchdb</text:p>
      <text:p text:style-name="Standard"/>
      <text:p text:style-name="Standard">M8T2(P1O3)</text:p>
      <text:p text:style-name="Standard">docker run --rm -it --network="sm-net" --link orderer.sample.com:orderer.sample.com --link peer0.org3.sample.com:peer0.org3.sample.com --name peer1.org3.sample.com -p 15051:7051 -p 15053:7053 -e CORE_LEDGER_STATE_STATEDATABASE=CouchDB -e CORE_LEDGER_STATE_COUCHDBCONFIG_COUCHDBADDRESS=couchdb7:5984 -e CORE_LEDGER_STATE_COUCHDBCONFIG_USERNAME= -e CORE_LEDGER_STATE_COUCHDBCONFIG_PASSWORD= -e CORE_PEER_ADDRESSAUTODETECT=true -e CORE_VM_ENDPOINT=unix:///host/var/run/docker.sock -e CORE_LOGGING_LEVEL=DEBUG -e CORE_PEER_NETWORKID=peer1.org3.sample.com -e CORE_NEXT=true -e CORE_PEER_ENDORSER_ENABLED=true -e CORE_PEER_ID=peer1.org3.sample.com -e CORE_PEER_PROFILE_ENABLED=true -e CORE_PEER_COMMITTER_LEDGER_ORDERER=orderer.sample.com:7050 -e CORE_PEER_GOSSIP_ORGLEADER=true -e CORE_PEER_GOSSIP_EXTERNALENDPOINT=peer1.org3.sample.com:7051 -e CORE_PEER_GOSSIP_IGNORESECURITY=true -e CORE_PEER_LOCALMSPID=Org3MSP -e CORE_VM_DOCKER_HOSTCONFIG_NETWORKMODE=sm-net -e CORE_PEER_GOSSIP_BOOTSTRAP=peer0.org3.sample.com:7051 -e CORE_PEER_GOSSIP_USELEADERELECTION=false -e CORE_PEER_TLS_ENABLED=false -v /var/run/:/host/var/run/ -v $(pwd)/crypto-config/peerOrganizations/org3.sample.com/peers/peer1.org3.sample.com/msp:/etc/hyperledger/fabric/msp -w /opt/gopath/src/github.com/hyperledger/fabric/peer hyperledger/fabric-peer peer node start</text:p>
      <text:p text:style-name="Standard"/>
      <text:p text:style-name="Standard"/>
      <text:p text:style-name="Standard">M9T1(CouchDB8)</text:p>
      <text:p text:style-name="Standard">docker run --rm -it --network="sm-net" --name couchdb8 -p 13984:5984 -e COUCHDB_USER= -e COUCHDB_PASSWORD= -e CORE_VM_DOCKER_HOSTCONFIG_NETWORKMODE=sm-net <text:soft-page-break/>hyperledger/fabric-couchdb</text:p>
      <text:p text:style-name="Standard"/>
      <text:p text:style-name="Standard">M9T2(P2O3)</text:p>
      <text:p text:style-name="Standard">docker run --rm -it --network="sm-net" --link orderer.sample.com:orderer.sample.com --link peer0.org3.sample.com:peer0.org3.sample.com --name peer2.org3.sample.com -p 16051:7051 -p 16053:7053 -e CORE_LEDGER_STATE_STATEDATABASE=CouchDB -e CORE_LEDGER_STATE_COUCHDBCONFIG_COUCHDBADDRESS=couchdb8:5984 -e CORE_LEDGER_STATE_COUCHDBCONFIG_USERNAME= -e CORE_LEDGER_STATE_COUCHDBCONFIG_PASSWORD= -e CORE_PEER_ADDRESSAUTODETECT=true -e CORE_VM_ENDPOINT=unix:///host/var/run/docker.sock -e CORE_LOGGING_LEVEL=DEBUG -e CORE_PEER_NETWORKID=peer2.org3.sample.com -e CORE_NEXT=true -e CORE_PEER_ENDORSER_ENABLED=true -e CORE_PEER_ID=peer2.org3.sample.com -e CORE_PEER_PROFILE_ENABLED=true -e CORE_PEER_COMMITTER_LEDGER_ORDERER=orderer.sample.com:7050 -e CORE_PEER_GOSSIP_ORGLEADER=true -e CORE_PEER_GOSSIP_EXTERNALENDPOINT=peer2.org3.sample.com:7051 -e CORE_PEER_GOSSIP_IGNORESECURITY=true -e CORE_PEER_LOCALMSPID=Org3MSP -e CORE_VM_DOCKER_HOSTCONFIG_NETWORKMODE=sm-net -e CORE_PEER_GOSSIP_BOOTSTRAP=peer0.org3.sample.com:7051 -e CORE_PEER_GOSSIP_USELEADERELECTION=false -e CORE_PEER_TLS_ENABLED=false -v /var/run/:/host/var/run/ -v $(pwd)/crypto-config/peerOrganizations/org3.sample.com/peers/peer2.org3.sample.com/msp:/etc/hyperledger/fabric/msp -w /opt/gopath/src/github.com/hyperledger/fabric/peer hyperledger/fabric-peer peer node start</text:p>
      <text:p text:style-name="Standard"/>
      <text:p text:style-name="Standard"/>
      <text:p text:style-name="Standard"/>
      <text:p text:style-name="Standard"/>
      <text:p text:style-name="Standard">CLI Terminal:</text:p>
      <text:p text:style-name="Standard">docker run --rm -it --network="sm-net" --name cli --link orderer.sample.com:orderer.sample.com --link peer0.org1.sample.com:peer0.org1.sample.com --link peer1.org1.sample.com:peer1.org1.sample.com -p 17051:7051 -p 17053:7053 -e GOPATH=/opt/gopath -e CORE_PEER_LOCALMSPID=Org1MSP -e CORE_PEER_TLS_ENABLED=false -e CORE_VM_ENDPOINT=unix:///host/var/run/docker.sock -e CORE_LOGGING_LEVEL=DEBUG -e CORE_PEER_ID=cli -e CORE_PEER_ADDRESS=peer0.org1.sample.com:7051 -e CORE_PEER_NETWORKID=cli -e CORE_PEER_MSPCONFIGPATH=/opt/gopath/src/github.com/hyperledger/fabric/peer/crypto/peerOrganizations/org1.sample.com/users/Admin@org1.sample.com/msp -e CORE_VM_DOCKER_HOSTCONFIG_NETWORKMODE=sm-net <text:s/>-v /var/run/:/host/var/run/ -v $(pwd)/chaincode/:/opt/gopath/src/github.com/hyperledger/fabric/chaincode/go -v $(pwd)/crypto-config:/opt/gopath/src/github.com/hyperledger/fabric/peer/crypto/ -v $(pwd)/channel-artifacts:/opt/gopath/src/github.com/hyperledger/fabric/peer/channel-artifacts -w /opt/gopath/src/github.com/hyperledger/fabric/peer hyperledger/fabric-tools /bin/bash</text:p>
      <text:p text:style-name="Standard"/>
      <text:p text:style-name="Standard"/>
      <text:p text:style-name="Standard"/>
      <text:p text:style-name="P2">Initialize the enviornment variables with the peer node you are setting it up for. </text:p>
      <text:p text:style-name="Standard"/>
      <text:p text:style-name="Standard">P0O1</text:p>
      <text:p text:style-name="Standard">CORE_PEER_MSPCONFIGPATH=/opt/gopath/src/github.com/hyperledger/fabric/peer/crypto/peerOr<text:soft-page-break/>ganizations/org1.sample.com/users/Admin@org1.sample.com/msp</text:p>
      <text:p text:style-name="Standard">CORE_PEER_LOCALMSPID="Org1MSP"</text:p>
      <text:p text:style-name="Standard">CORE_PEER_TLS_ROOTCERT_FILE=/opt/gopath/src/github.com/hyperledger/fabric/peer/crypto/peerOrganizations/org1.sample.com/peers/peer0.org1.sample.com/tls/ca.crt</text:p>
      <text:p text:style-name="Standard">CORE_PEER_ADDRESS=peer0.org1.sample.com:7051</text:p>
      <text:p text:style-name="Standard"/>
      <text:p text:style-name="Standard">P1O1</text:p>
      <text:p text:style-name="Standard">CORE_PEER_MSPCONFIGPATH=/opt/gopath/src/github.com/hyperledger/fabric/peer/crypto/peerOrganizations/org1.sample.com/users/Admin@org1.sample.com/msp</text:p>
      <text:p text:style-name="Standard">CORE_PEER_LOCALMSPID="Org1MSP"</text:p>
      <text:p text:style-name="Standard">CORE_PEER_TLS_ROOTCERT_FILE=/opt/gopath/src/github.com/hyperledger/fabric/peer/crypto/peerOrganizations/org1.sample.com/peers/peer1.org1.sample.com/tls/ca.crt</text:p>
      <text:p text:style-name="Standard">CORE_PEER_ADDRESS=peer1.org1.sample.com:7051</text:p>
      <text:p text:style-name="Standard"/>
      <text:p text:style-name="Standard">P2O1</text:p>
      <text:p text:style-name="Standard">CORE_PEER_MSPCONFIGPATH=/opt/gopath/src/github.com/hyperledger/fabric/peer/crypto/peerOrganizations/org1.sample.com/users/Admin@org1.sample.com/msp</text:p>
      <text:p text:style-name="Standard">CORE_PEER_LOCALMSPID="Org1MSP"</text:p>
      <text:p text:style-name="Standard">CORE_PEER_TLS_ROOTCERT_FILE=/opt/gopath/src/github.com/hyperledger/fabric/peer/crypto/peerOrganizations/org1.sample.com/peers/peer2.org1.sample.com/tls/ca.crt</text:p>
      <text:p text:style-name="Standard">CORE_PEER_ADDRESS=peer2.org1.sample.com:7051</text:p>
      <text:p text:style-name="Standard"/>
      <text:p text:style-name="Standard">P0O2</text:p>
      <text:p text:style-name="Standard">CORE_PEER_MSPCONFIGPATH=/opt/gopath/src/github.com/hyperledger/fabric/peer/crypto/peerOrganizations/org2.sample.com/users/Admin@org2.sample.com/msp</text:p>
      <text:p text:style-name="Standard">CORE_PEER_LOCALMSPID="Org2MSP"</text:p>
      <text:p text:style-name="Standard">CORE_PEER_TLS_ROOTCERT_FILE=/opt/gopath/src/github.com/hyperledger/fabric/peer/crypto/peerOrganizations/org2.sample.com/peers/peer0.org2.sample.com/tls/ca.crt</text:p>
      <text:p text:style-name="Standard">CORE_PEER_ADDRESS=peer0.org2.sample.com:7051</text:p>
      <text:p text:style-name="Standard"/>
      <text:p text:style-name="Standard">P1O2</text:p>
      <text:p text:style-name="Standard">CORE_PEER_MSPCONFIGPATH=/opt/gopath/src/github.com/hyperledger/fabric/peer/crypto/peerOrganizations/org2.sample.com/users/Admin@org2.sample.com/msp</text:p>
      <text:p text:style-name="Standard">CORE_PEER_LOCALMSPID="Org2MSP"</text:p>
      <text:p text:style-name="Standard">CORE_PEER_TLS_ROOTCERT_FILE=/opt/gopath/src/github.com/hyperledger/fabric/peer/crypto/peerOrganizations/org2.sample.com/peers/peer1.org2.sample.com/tls/ca.crt</text:p>
      <text:p text:style-name="Standard">CORE_PEER_ADDRESS=peer1.org2.sample.com:7051</text:p>
      <text:p text:style-name="Standard"/>
      <text:p text:style-name="Standard">P2O2</text:p>
      <text:p text:style-name="Standard">CORE_PEER_MSPCONFIGPATH=/opt/gopath/src/github.com/hyperledger/fabric/peer/crypto/peerOrganizations/org2.sample.com/users/Admin@org2.sample.com/msp</text:p>
      <text:p text:style-name="Standard">CORE_PEER_LOCALMSPID="Org2MSP"</text:p>
      <text:p text:style-name="Standard">CORE_PEER_TLS_ROOTCERT_FILE=/opt/gopath/src/github.com/hyperledger/fabric/peer/crypto/peerOrganizations/org2.sample.com/peers/peer2.org2.sample.com/tls/ca.crt</text:p>
      <text:p text:style-name="Standard">CORE_PEER_ADDRESS=peer2.org2.sample.com:7051</text:p>
      <text:p text:style-name="Standard"/>
      <text:p text:style-name="Standard"/>
      <text:p text:style-name="Standard">P0O3</text:p>
      <text:p text:style-name="Standard">CORE_PEER_MSPCONFIGPATH=/opt/gopath/src/github.com/hyperledger/fabric/peer/crypto/peerOr<text:soft-page-break/>ganizations/org3.sample.com/users/Admin@org3.sample.com/msp</text:p>
      <text:p text:style-name="Standard">CORE_PEER_LOCALMSPID="Org3MSP"</text:p>
      <text:p text:style-name="Standard">CORE_PEER_TLS_ROOTCERT_FILE=/opt/gopath/src/github.com/hyperledger/fabric/peer/crypto/peerOrganizations/org3.sample.com/peers/peer0.org3.sample.com/tls/ca.crt</text:p>
      <text:p text:style-name="Standard">CORE_PEER_ADDRESS=peer0.org3.sample.com:7051</text:p>
      <text:p text:style-name="Standard"/>
      <text:p text:style-name="Standard">P1O3</text:p>
      <text:p text:style-name="Standard">CORE_PEER_MSPCONFIGPATH=/opt/gopath/src/github.com/hyperledger/fabric/peer/crypto/peerOrganizations/org3.sample.com/users/Admin@org3.sample.com/msp</text:p>
      <text:p text:style-name="Standard">CORE_PEER_LOCALMSPID="Org3MSP"</text:p>
      <text:p text:style-name="Standard">CORE_PEER_TLS_ROOTCERT_FILE=/opt/gopath/src/github.com/hyperledger/fabric/peer/crypto/peerOrganizations/org3.sample.com/peers/peer0.org3.sample.com/tls/ca.crt</text:p>
      <text:p text:style-name="Standard">CORE_PEER_ADDRESS=peer1.org3.sample.com:7051</text:p>
      <text:p text:style-name="Standard"/>
      <text:p text:style-name="Standard">P2O3</text:p>
      <text:p text:style-name="Standard">CORE_PEER_MSPCONFIGPATH=/opt/gopath/src/github.com/hyperledger/fabric/peer/crypto/peerOrganizations/org3.sample.com/users/Admin@org3.sample.com/msp</text:p>
      <text:p text:style-name="Standard">CORE_PEER_LOCALMSPID="Org3MSP"</text:p>
      <text:p text:style-name="Standard">CORE_PEER_TLS_ROOTCERT_FILE=/opt/gopath/src/github.com/hyperledger/fabric/peer/crypto/peerOrganizations/org3.sample.com/peers/peer2.org3.sample.com/tls/ca.crt</text:p>
      <text:p text:style-name="Standard">CORE_PEER_ADDRESS=peer2.org3.sample.com:7051</text:p>
      <text:p text:style-name="Standard"/>
      <text:p text:style-name="Standard"/>
      <text:p text:style-name="Standard"/>
      <text:p text:style-name="Standard">Run the cli container on any connected node. You should see the following path on the command prompt: </text:p>
      <text:p text:style-name="Standard">root@ff4f415a957b:/opt/gopath/src/github.com/hyperledger/fabric/peer#</text:p>
      <text:p text:style-name="Standard"/>
      <text:p text:style-name="Standard">Set the environment variables against Peer0Org1:</text:p>
      <text:p text:style-name="Standard"/>
      <text:p text:style-name="Standard">export CHANNEL_NAME=smchannel</text:p>
      <text:p text:style-name="Standard">echo $CHANNEL_NAME</text:p>
      <text:p text:style-name="Standard"/>
      <text:p text:style-name="Standard">CORE_PEER_MSPCONFIGPATH=/opt/gopath/src/github.com/hyperledger/fabric/peer/crypto/peerOrganizations/org1.sample.com/users/Admin@org1.sample.com/msp</text:p>
      <text:p text:style-name="Standard">CORE_PEER_LOCALMSPID="Org1MSP"</text:p>
      <text:p text:style-name="Standard">CORE_PEER_TLS_ROOTCERT_FILE=/opt/gopath/src/github.com/hyperledger/fabric/peer/crypto/peerOrganizations/org1.sample.com/peers/peer0.org1.sample.com/tls/ca.crt</text:p>
      <text:p text:style-name="Standard">CORE_PEER_ADDRESS=peer0.org1.sample.com:7051 </text:p>
      <text:p text:style-name="Standard"/>
      <text:p text:style-name="Standard"/>
      <text:p text:style-name="Standard">Create the channel:</text:p>
      <text:p text:style-name="Standard">peer channel create -o orderer.<text:span text:style-name="T2">sample.com</text:span>:7050 -c $CHANNEL_NAME -f ./channel-artifacts/channel.tx</text:p>
      <text:p text:style-name="Standard"/>
      <text:p text:style-name="Standard">Update the anchor peer for each Org. <text:span text:style-name="T4">Set environment variable for every peer before running these commands</text:span>:</text:p>
      <text:p text:style-name="Standard">peer channel update -o orderer.<text:span text:style-name="T3">sample.com</text:span>:7050 -c $CHANNEL_NAME -f ./channel-artifacts/Org1MSPanchors.tx</text:p>
      <text:p text:style-name="Standard"><text:soft-page-break/></text:p>
      <text:p text:style-name="Standard">CORE_PEER_MSPCONFIGPATH=/opt/gopath/src/github.com/hyperledger/fabric/peer/crypto/peerOrganizations/org2.sample.com/users/Admin@org2.sample.com/msp</text:p>
      <text:p text:style-name="Standard">CORE_PEER_LOCALMSPID="Org2MSP"</text:p>
      <text:p text:style-name="Standard">CORE_PEER_TLS_ROOTCERT_FILE=/opt/gopath/src/github.com/hyperledger/fabric/peer/crypto/peerOrganizations/org2.sample.com/peers/peer0.org2.sample.com/tls/ca.crt</text:p>
      <text:p text:style-name="Standard">CORE_PEER_ADDRESS=peer0.org2.sample.com:7051</text:p>
      <text:p text:style-name="Standard"/>
      <text:p text:style-name="Standard">peer channel update -o orderer.<text:span text:style-name="T3">sample.com</text:span>:7050 -c $CHANNEL_NAME -f ./channel-artifacts/Org2MSPanchors.tx</text:p>
      <text:p text:style-name="Standard"/>
      <text:p text:style-name="Standard">CORE_PEER_MSPCONFIGPATH=/opt/gopath/src/github.com/hyperledger/fabric/peer/crypto/peerOrganizations/org3.sample.com/users/Admin@org3.sample.com/msp</text:p>
      <text:p text:style-name="Standard">CORE_PEER_LOCALMSPID="Org3MSP"</text:p>
      <text:p text:style-name="Standard">CORE_PEER_TLS_ROOTCERT_FILE=/opt/gopath/src/github.com/hyperledger/fabric/peer/crypto/peerOrganizations/org3.sample.com/peers/peer0.org3.sample.com/tls/ca.crt</text:p>
      <text:p text:style-name="Standard">CORE_PEER_ADDRESS=peer0.org3.sample.com:7051</text:p>
      <text:p text:style-name="Standard"/>
      <text:p text:style-name="Standard">peer channel update -o orderer.<text:span text:style-name="T3">sample.com</text:span>:7050 -c $CHANNEL_NAME -f ./channel-artifacts/Org3MSPanchors.tx</text:p>
      <text:p text:style-name="Standard"/>
      <text:p text:style-name="Standard"/>
      <text:p text:style-name="Standard">Join every peer to the channel by setting the peer specific environment variable and running the following command against it:</text:p>
      <text:p text:style-name="Standard">peer channel join -b $CHANNEL_NAME.block</text:p>
      <text:p text:style-name="Standard"/>
      <text:p text:style-name="Standard">Install chaincode against every peer <text:span text:style-name="T5">after setting its environment variables</text:span>:</text:p>
      <text:p text:style-name="Standard">peer chaincode install -n smcc -v 1.0 -p github.com/hyperledger/fabric/chaincode/go </text:p>
      <text:p text:style-name="Standard"/>
      <text:p text:style-name="Standard">[</text:p>
      <text:p text:style-name="Standard">In case the channel is picking up the pre-installed chaincode, run:</text:p>
      <text:p text:style-name="Standard">First install <text:span text:style-name="T8">on every single peer</text:span>:</text:p>
      <text:p text:style-name="Standard">peer chaincode install -n smcc -v <text:span text:style-name="T6">2</text:span>.0 -p github.com/hyperledger/fabric/chaincode/go</text:p>
      <text:p text:style-name="Standard">Then instantiate:</text:p>
      <text:p text:style-name="Standard"/>
      <text:p text:style-name="P4">peer chaincode <text:span text:style-name="T7">upgrade</text:span> -o orderer.sample.com:7050 -C $CHANNEL_NAME -n smcc -v <text:span text:style-name="T7">2</text:span>.0 -c <text:span text:style-name="T14">'{"Args":["init","a","100","b","200"]}' -P "OR ('Org1MSP.peer','Org2MSP.peer','Org3MSP.member')"</text:span></text:p>
      <text:p text:style-name="Standard"/>
      <text:p text:style-name="Standard">(PS:If it still does not work, double check the running chaincode inside the cli container.)</text:p>
      <text:p text:style-name="Standard">]</text:p>
      <text:p text:style-name="P4"/>
      <text:p text:style-name="Standard"/>
      <text:p text:style-name="Standard">Instantiate the chaincode against any one peer:</text:p>
      <text:p text:style-name="Standard"/>
      <text:p text:style-name="P3">peer chaincode instantiate -o orderer.sample.com:7050 -C $CHANNEL_NAME -n smcc -v 1.0 -c '{"Args":["init","a","100","b","200"]}' -P "OR ('Org1MSP.peer','Org2MSP.peer','Org3MSP.member')"</text:p>
      <text:p text:style-name="P3"/>
      <text:p text:style-name="Standard"/>
      <text:p text:style-name="Standard"/>
      <text:p text:style-name="Standard"><text:soft-page-break/>Traversing through the chaincode:</text:p>
      <text:p text:style-name="Standard"/>
      <text:p text:style-name="P3">peer chaincode query -C $CHANNEL_NAME -n smcc -c '{"Args":["query","a"]}'</text:p>
      <text:p text:style-name="P3"/>
      <text:p text:style-name="P5">peer chaincode invoke -o orderer.example.com:7050 <text:s/>-C $CHANNEL_NAME -n mycc -c '{"Args":["invoke","a","b","10"]}'</text:p>
      <text:p text:style-name="Standard"/>
      <text:p text:style-name="P3">peer chaincode invoke -o orderer.sample.com:7050 <text:s/>-C $CHANNEL_NAME -n smcc -c '{"Args":["invoke","a","b","50"]}'</text:p>
      <text:p text:style-name="P3"/>
      <text:p text:style-name="P3">peer chaincode query -C $CHANNEL_NAME -n smcc -c '{"Args":["query","a"]}'</text:p>
      <text:p text:style-name="P3"/>
      <text:p text:style-name="P3">peer chaincode query -C $CHANNEL_NAME -n smcc -c '{"Args":["query","b"]}'</text:p>
      <text:p text:style-name="Standard"/>
      <text:p text:style-name="Standard"/>
      <text:p text:style-name="Standard"/>
      <text:p text:style-name="P8">You can view the transactions on Project Fauxton from your local host. </text:p>
      <text:p text:style-name="P8"/>
      <text:p text:style-name="P8">M1(CouchDB0) <text:s text:c="2"/>[<text:a xlink:type="simple" xlink:href="http://localhost:5984/_utils/#/database/smchannel/_all_docs" text:style-name="Internet_20_link" text:visited-style-name="Visited_20_Internet_20_Link">http://localhost:5984/_utils/#/database/smchannel/_all_docs</text:a><text:span text:style-name="T15"> </text:span></text:p>
      <text:p text:style-name="P8">M2(CouchDB1) <text:s text:c="2"/>[<text:a xlink:type="simple" xlink:href="http://localhost:5984/_utils/#/database/smchannel/_all_docs" text:style-name="Internet_20_link" text:visited-style-name="Visited_20_Internet_20_Link">http://localhost:6984/_utils/#/database/smchannel/_all_docs</text:a><text:span text:style-name="T15"> </text:span></text:p>
      <text:p text:style-name="P8"><text:span text:style-name="T15">M3(CouchDB2) <text:s text:c="2"/>[</text:span><text:a xlink:type="simple" xlink:href="http://localhost:5984/_utils/#/database/smchannel/_all_docs" text:style-name="Internet_20_link" text:visited-style-name="Visited_20_Internet_20_Link">http://localhost:7984/_utils/#/database/smchannel/_all_docs</text:a><text:span text:style-name="T15"> </text:span></text:p>
      <text:p text:style-name="P8"><text:span text:style-name="T15">M4(CouchDB3) <text:s text:c="2"/>[</text:span><text:a xlink:type="simple" xlink:href="http://localhost:5984/_utils/#/database/smchannel/_all_docs" text:style-name="Internet_20_link" text:visited-style-name="Visited_20_Internet_20_Link">http://localhost:8984/_utils/#/database/smchannel/_all_docs</text:a><text:span text:style-name="T15"> </text:span></text:p>
      <text:p text:style-name="P8"><text:span text:style-name="T15">M5(CouchDB4) <text:s text:c="2"/>[</text:span><text:a xlink:type="simple" xlink:href="http://localhost:5984/_utils/#/database/smchannel/_all_docs" text:style-name="Internet_20_link" text:visited-style-name="Visited_20_Internet_20_Link">http://localhost:9984/_utils/#/database/smchannel/_all_docs</text:a><text:span text:style-name="T15"> </text:span></text:p>
      <text:p text:style-name="P8"><text:span text:style-name="T15">M6(CouchDB5) <text:s text:c="2"/>[</text:span><text:a xlink:type="simple" xlink:href="http://localhost:5984/_utils/#/database/smchannel/_all_docs" text:style-name="Internet_20_link" text:visited-style-name="Visited_20_Internet_20_Link">http://localhost:10984/_utils/#/database/smchannel/_all_docs</text:a><text:span text:style-name="T15"> </text:span></text:p>
      <text:p text:style-name="P8"><text:span text:style-name="T15">M7(CouchDB6) <text:s text:c="2"/>[</text:span><text:a xlink:type="simple" xlink:href="http://localhost:5984/_utils/#/database/smchannel/_all_docs" text:style-name="Internet_20_link" text:visited-style-name="Visited_20_Internet_20_Link">http://localhost:11984/_utils/#/database/smchannel/_all_docs</text:a><text:span text:style-name="T15"> </text:span></text:p>
      <text:p text:style-name="P8"><text:span text:style-name="T15">M8(CouchDB7) <text:s text:c="2"/>[</text:span><text:a xlink:type="simple" xlink:href="http://localhost:5984/_utils/#/database/smchannel/_all_docs" text:style-name="Internet_20_link" text:visited-style-name="Visited_20_Internet_20_Link">http://localhost:12984/_utils/#/database/smchannel/_all_docs</text:a><text:span text:style-name="T15"> </text:span></text:p>
      <text:p text:style-name="P8"><text:span text:style-name="T15">M9(CouchDB8) <text:s text:c="2"/>[</text:span><text:a xlink:type="simple" xlink:href="http://localhost:5984/_utils/#/database/smchannel/_all_docs" text:style-name="Internet_20_link" text:visited-style-name="Visited_20_Internet_20_Link">http://localhost:13984/_utils/#/database/smchannel/_all_docs</text:a><text:span text:style-name="T15"> </text:span></text:p>
      <text:p text:style-name="P9"/>
      <text:p text:style-name="P9"/>
      <text:p text:style-name="P9"/>
      <text:p text:style-name="Standard">To bring the network down on the secondary nodes,</text:p>
      <text:p text:style-name="Standard">$./cmhn_worker.sh</text:p>
      <text:p text:style-name="Standard"/>
      <text:p text:style-name="Standard">To bring the network down on the host machine,</text:p>
      <text:p text:style-name="Standard">$./cmhn.sh</text:p>
      <text:p text:style-name="Standard"/>
      <text:p text:style-name="Standard">(WARNING: DON'T MIX THEM UP!)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ilaja Mahara</meta:initial-creator>
    <meta:creation-date>2018-05-14T16:03:47.092166559</meta:creation-date>
    <dc:date>2018-06-21T12:44:23.440041863</dc:date>
    <dc:creator>Shailaja Mahara</dc:creator>
    <meta:editing-duration>PT53M29S</meta:editing-duration>
    <meta:editing-cycles>9</meta:editing-cycles>
    <meta:generator>LibreOffice/5.0.6.2$Linux_X86_64 LibreOffice_project/00$Build-2</meta:generator>
    <meta:document-statistic meta:table-count="0" meta:image-count="0" meta:object-count="0" meta:page-count="11" meta:paragraph-count="167" meta:word-count="1533" meta:character-count="24656" meta:non-whitespace-character-count="23329"/>
  </office:meta>
</office:document-meta>
</file>